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 /Vérifications / Tri des livres</text:p>
      <text:p text:style-name="Standard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Table_20_Contents">Type de document</text:p>
          </table:table-cell>
          <table:table-cell table:style-name="Tableau1.A1" office:value-type="string">
            <text:p text:style-name="Table_20_Contents">Langues</text:p>
          </table:table-cell>
          <table:table-cell table:style-name="Tableau1.A1" office:value-type="string">
            <text:p text:style-name="Table_20_Contents">Vérifications</text:p>
          </table:table-cell>
          <table:table-cell table:style-name="Tableau1.D1" office:value-type="string">
            <text:p text:style-name="Table_20_Contents">* Cotes</text:p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lbum (A)</text:p>
          </table:table-cell>
          <table:table-cell table:style-name="Tableau1.A2" office:value-type="string">
            <text:p text:style-name="Table_20_Contents">- Occitan </text:p>
            <text:p text:style-name="Table_20_Contents">- Français</text:p>
            <text:p text:style-name="Table_20_Contents">- Autres</text:p>
          </table:table-cell>
          <table:table-cell table:style-name="Tableau1.A2" table:number-rows-spanned="5" office:value-type="string">
            <text:p text:style-name="Table_20_Contents">1/ état général : </text:p>
            <text:p text:style-name="Table_20_Contents">bon état / réparable / non réparable, moisi (à enlever du fonds) …</text:p>
            <text:p text:style-name="Table_20_Contents"/>
            <text:p text:style-name="Table_20_Contents">2/ fiches cartonnées :</text:p>
            <text:p text:style-name="Table_20_Contents">- présentes</text:p>
            <text:p text:style-name="Table_20_Contents">- bien remplies (complètes et lisibles)</text:p>
            <text:p text:style-name="Table_20_Contents">- support pour fiches cartonnées (en bon état / à faire)</text:p>
            <text:p text:style-name="Table_20_Contents"/>
            <text:p text:style-name="Table_20_Contents">3/ Cotes *</text:p>
            <text:p text:style-name="Table_20_Contents"/>
            <text:p text:style-name="Table_20_Contents">4/ Livre couvert</text:p>
            <text:p text:style-name="Table_20_Contents"/>
            <text:p text:style-name="Table_20_Contents"/>
          </table:table-cell>
          <table:table-cell table:style-name="Tableau1.D2" office:value-type="string">
            <text:p text:style-name="P3">1/ 1ère lettre nom de l'auteur en haut à droite couverture en gros</text:p>
            <text:p text:style-name="P3">2/ <text:s/>cote avec A + 3 1ères lettres de l'auteur</text:p>
            <text:p text:style-name="P3">ex : A <text:span text:style-name="T1">PON</text:span></text:p>
          </table:table-cell>
        </table:table-row>
        <table:table-row>
          <table:table-cell table:style-name="Tableau1.A2" office:value-type="string">
            <text:p text:style-name="Table_20_Contents">Documentaire</text:p>
          </table:table-cell>
          <table:table-cell table:style-name="Tableau1.A2" office:value-type="string">
            <text:p text:style-name="Table_20_Contents">- Occitan </text:p>
            <text:p text:style-name="Table_20_Contents">- Français</text:p>
            <text:p text:style-name="Table_20_Contents">- Autres</text:p>
          </table:table-cell>
          <table:covered-table-cell/>
          <table:table-cell table:style-name="Tableau1.D2" office:value-type="string">
            <text:p text:style-name="Table_20_Contents">3 chiffres + 3 1ères lettres nom de l'auteur</text:p>
            <text:p text:style-name="Table_20_Contents">ex : 306 <text:span text:style-name="T1">PON</text:span></text:p>
          </table:table-cell>
        </table:table-row>
        <table:table-row>
          <table:table-cell table:style-name="Tableau1.A2" office:value-type="string">
            <text:p text:style-name="Table_20_Contents">Conte (C)</text:p>
          </table:table-cell>
          <table:table-cell table:style-name="Tableau1.A2" office:value-type="string">
            <text:p text:style-name="Table_20_Contents">- Occitan </text:p>
            <text:p text:style-name="Table_20_Contents">- Français</text:p>
            <text:p text:style-name="Table_20_Contents">- Autres</text:p>
          </table:table-cell>
          <table:covered-table-cell/>
          <table:table-cell table:style-name="Tableau1.D2" office:value-type="string">
            <text:p text:style-name="Table_20_Contents">C puis 3 1ères lettres nom de l'auteur</text:p>
            <text:p text:style-name="Table_20_Contents">ex : C PON</text:p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Théatre (T)</text:p>
          </table:table-cell>
          <table:table-cell table:style-name="Tableau1.A2" office:value-type="string">
            <text:p text:style-name="Table_20_Contents">- Occitan </text:p>
            <text:p text:style-name="Table_20_Contents">- Français</text:p>
            <text:p text:style-name="Table_20_Contents">- Autres</text:p>
          </table:table-cell>
          <table:covered-table-cell/>
          <table:table-cell table:style-name="Tableau1.D2" office:value-type="string">
            <text:p text:style-name="Table_20_Contents">T puis 3 1ères lettres nom de l'auteur</text:p>
            <text:p text:style-name="Table_20_Contents">ex : T PON</text:p>
          </table:table-cell>
        </table:table-row>
        <table:table-row>
          <table:table-cell table:style-name="Tableau1.A2" office:value-type="string">
            <text:p text:style-name="Table_20_Contents">Périodique</text:p>
          </table:table-cell>
          <table:table-cell table:style-name="Tableau1.A2" office:value-type="string">
            <text:p text:style-name="Table_20_Contents">- Occitan </text:p>
            <text:p text:style-name="Table_20_Contents">- Français</text:p>
            <text:p text:style-name="Table_20_Contents">- Autres</text:p>
          </table:table-cell>
          <table:covered-table-cell/>
          <table:table-cell table:style-name="Tableau1.D2" office:value-type="string">
            <text:p text:style-name="Table_20_Contents">/</text:p>
          </table:table-cell>
        </table:table-row>
        <table:table-row>
          <table:table-cell table:style-name="Tableau1.A2" office:value-type="string">
            <text:p text:style-name="Table_20_Contents">Cas particuliers : </text:p>
          </table:table-cell>
          <table:table-cell table:style-name="Tableau1.D2" table:number-columns-spanned="3" office:value-type="string">
            <text:p text:style-name="Table_20_Contents">Pour les enseignants</text:p>
            <text:p text:style-name="Table_20_Contents">Archives</text:p>
            <text:p text:style-name="Table_20_Contents">Déco</text:p>
            <text:p text:style-name="Table_20_Contents">Matériel</text:p>
            <text:p text:style-name="Table_20_Contents">….</text:p>
            <text:p text:style-name="Table_20_Contents">A garder ? </text:p>
            <text:p text:style-name="Table_20_Contents">A ranger ailleurs ? </text:p>
            <text:p text:style-name="Table_20_Contents">A jeter ? (faire un carton pour vérification ou autre utilisation par les instits)</text:p>
            <text:p text:style-name="Table_20_Contents"/>
          </table:table-cell>
          <table:covered-table-cell/>
          <table:covered-table-cell/>
        </table:table-row>
      </table:table>
      <text:p text:style-name="Standard"/>
      <text:p text:style-name="Standard"/>
      <text:p text:style-name="P2">Nettoyage des livres pour lesquels tout est OK</text:p>
      <text:p text:style-name="Standard"/>
      <text:p text:style-name="P2">Ruban adhésif de couleur + filmolux </text:p>
      <text:list xml:id="list844914369" text:style-name="L1">
        <text:list-item>
          <text:list>
            <text:list-item>
              <text:p text:style-name="P1">Rouge : occitan</text:p>
            </text:list-item>
            <text:list-item>
              <text:p text:style-name="P1">Jaune : autre</text:p>
            </text:list-item>
            <text:list-item>
              <text:p text:style-name="P1">Rien ou Bleu : français</text:p>
            </text:list-item>
          </text:list>
        </text:list-item>
      </text:list>
      <text:p text:style-name="Standard"/>
      <text:p text:style-name="Standard"/>
      <text:p text:style-name="P2">Inventaire</text:p>
      <text:p text:style-name="Standard"/>
      <text:p text:style-name="P2">Rang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lles Carbou</meta:initial-creator>
    <meta:creation-date>2016-11-23T16:45:04</meta:creation-date>
    <dc:date>2016-11-23T19:30:21</dc:date>
    <dc:creator>Gilles Carbou</dc:creator>
    <meta:editing-duration>PT02H45M18S</meta:editing-duration>
    <meta:editing-cycles>8</meta:editing-cycles>
    <meta:generator>OpenOffice.org/3.2$Unix OpenOffice.org_project/320m18$Build-9502</meta:generator>
    <meta:document-statistic meta:table-count="1" meta:image-count="0" meta:object-count="0" meta:page-count="1" meta:paragraph-count="59" meta:word-count="224" meta:character-count="1108"/>
  </office:meta>
</office:document-meta>
</file>